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常用的APT命令参数：<text:line-break/>　<text:line-break/>　　apt-cache search package 搜索包<text:line-break/>　<text:line-break/>　　apt-cache show package 获取包的相关信息，如说明、大小、版本等<text:line-break/>　<text:line-break/>　　sudo apt-get install package 安装包<text:line-break/>　<text:line-break/>　　sudo apt-get install package - - reinstall 重新安装包<text:line-break/>　<text:line-break/>　　sudo apt-get -f install 修复安装"-f = ——fix-missing"<text:line-break/>　<text:line-break/>　　sudo apt-get remove package 删除包<text:line-break/>　<text:line-break/>　　sudo apt-get remove package - - purge 删除包，包括删除配置文件等<text:line-break/>　<text:line-break/>　　sudo apt-get update 更新源<text:line-break/>　<text:line-break/>　　sudo apt-get upgrade 更新已安装的包<text:line-break/>　<text:line-break/>　　sudo apt-get dist-upgrade 升级系统<text:line-break/>　<text:line-break/>　　sudo apt-get dselect-upgrade 使用 dselect 升级<text:line-break/>　<text:line-break/>　　apt-cache depends package 了解使用依赖<text:line-break/>　<text:line-break/>　　apt-cache rdepends package 是查看该包被哪些包依赖<text:line-break/>　<text:line-break/>　　sudo apt-get build-dep package 安装相关的编译环境<text:line-break/>　<text:line-break/>　　apt-get source package 下载该包的源代码<text:line-break/>　<text:line-break/>　　sudo apt-get clean &amp;&amp; sudo apt-get autoclean 清理无用的包<text:line-break/>　<text:line-break/>　　sudo apt-get check 检查是否有损坏的依赖<text:line-break/>如何在ubuntu下面直接查找想要安装的软件。比如我想安装tomcat.但是我又不知道里 面有哪种版本，也不知道都需要装什么，但是我能确认我装的是tomcat那么我就可以用搜索命令：例如：$apt-cache search tomcat,这样就知道ubuntu的软件库里面有tomcat5,那么就可以用$apt-get install tomcat5去安装了APT 源自 Debian GNU/Linux，Debian 在同一个版本编号下，依套件成熟度又分 stable、testing、unstable。 <text:line-break/>若我们现在用的是 Debina 3.0r2 stable，使用 apt-get upgrade <text:line-break/>就可以升级for stable 的软件，而使用 apt-get dist-upgrade 则可以选择将系统由 stable 升级到 testing 或是 unstable， <text:line-break/><text:soft-page-break/>使用 apt-get upgrade 和 apt-get dist-upgrade 的结果，基本上是一样的，不过apt-get dist-upgrade 在升级的同时会为了解决相依性而安装新套件，而 apt-get upgrade 并不会，因此要升级的话，建议还是用 apt-get dist-upgrade 较佳 <text:line-break/>apt-cache search <text:line-break/>搜寻：我们可以用这个指令来搜寻升级包， <text:line-break/>例如：apt-cache search httpd， <text:line-break/>apt-cache depends <text:line-break/>相依性：我们可以用这个指令来看到软件包的所有相依性档案， <text:line-break/>例如：apt-cache depends httpd， <text:line-break/>apt-get install <text:line-break/>安装：安装软件包， <text:line-break/>例如：apt-get install httpd，这样 apt 就会自动上网下载httpd 回来安装，若httpd 有相依性套件的时候，apt 也会自动下载安装 <text:line-break/>apt-get clean <text:line-break/>清除：当使用 apt-get install 指令安装套件，下载下来的 rpm 会放置於 /var/cache/apt/archives，使用 apt-get clean 指令可以将之清除，避免占用硬碟空间 <text:line-break/>apt-get remove <text:line-break/>移除：例如：apt-get remove httpd，就会移除 httpd 了，假如有相依性套件的时候，apt 也会一并移除 <text:line-break/>以上这几个指令应该就够用了，若想要得到更进一步的指令，请善用 man：） <text:line-break/>apt-get update <text:line-break/>更新：这指令是用来取得记录在 /etc/apt/sources.list 内的远端服务器的套件档案清单 在使用 「apt-get dist-upgrade」指令升级套件前，一定要记得先用这条指令将套件档案清单更新 <text:line-break/>apt-get dist-upgrade <text:line-break/>升级：这里的升级主要是根据已有的软件包更新而言，并不是更新整个系统，也可以使用图形界面的新立得包管理器：） <text:line-break/>如果没有安装这个管理器的话，可以执行以下指令 <text:line-break/>apt-get install synaptic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7T20:18:45</meta:creation-date>
    <dc:date>2013-07-17T20:19:21</dc:date>
    <meta:editing-duration>P0D</meta:editing-duration>
    <meta:editing-cycles>1</meta:editing-cycles>
    <meta:document-statistic meta:table-count="0" meta:image-count="0" meta:object-count="0" meta:page-count="2" meta:paragraph-count="1" meta:word-count="454" meta:character-count="2016" meta:non-whitespace-character-count="1845"/>
    <meta:generator>LibreOffice/3.5$Linux_X86_64 LibreOffice_project/350m1$Build-2</meta:generator>
  </office:meta>
</office:document-meta>
</file>